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0d6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odulesunraveled.com/drupal-8-composer-and-configuration-management/installing-and-uninstalling-modules-composer" text:style-name="Internet_20_link" text:visited-style-name="Visited_20_Internet_20_Link">https://modulesunraveled.com/drupal-8-composer-and-configuration-management/installing-and-uninstalling-modules-composer</text:a></text:p>
      <text:p text:style-name="Standard"/>
      <text:p text:style-name="Standard"/>
      <text:p text:style-name="Standard"><text:span text:style-name="Source_20_Text">composer require drupal/&lt;module&gt;</text:span></text:p>
      <text:p text:style-name="Standard"><text:span text:style-name="Source_20_Text"/></text:p>
      <text:p text:style-name="P1"><text:span text:style-name="Source_20_Text">composer remove </text:span><text:span text:style-name="Source_20_Text">drupal/&lt;module&gt;</text:span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18:49.274762791</meta:creation-date>
    <dc:date>2021-03-24T11:18:59.299759021</dc:date>
    <meta:editing-duration>PT1H20M57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3" meta:word-count="7" meta:character-count="183" meta:non-whitespace-character-count="179"/>
  </office:meta>
</office:document-meta>
</file>